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15a5f6" officeooo:paragraph-rsid="0015a5f6"/>
    </style:style>
    <style:style style:name="P2" style:family="paragraph" style:parent-style-name="Preformatted_20_Text">
      <style:text-properties style:font-name="Liberation Serif" fo:font-size="14pt" fo:font-weight="bold" officeooo:rsid="0015a5f6" officeooo:paragraph-rsid="0015a5f6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justify" style:justify-single-word="false"/>
      <style:text-properties fo:color="#111111" style:font-name="Bitstream Charter" fo:font-size="12pt" fo:font-style="italic" officeooo:rsid="0015a5f6" officeooo:paragraph-rsid="0015a5f6" style:font-size-asian="12pt" style:font-style-asian="italic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servando SolidTorus Con Texturas Y glShadeModel(GL_SMOOTH):</text:p>
      <text:p text:style-name="P1"/>
      <text:p text:style-name="P3">al colocar los bordes suaves con glShadeModel(GL_SMOOTH) en la figura glutSolidTorus (GLdouble innerRadius, GLdouble outerRadius) no se observaron cambios como en la figura de la piramide ya que esta contiene Vertices y estar <text:s text:c="2"/>compuesta por figuras primitivas en cambio la figura SolidTorus es un solido ya defi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20:41:27.031481671</dc:date>
    <meta:editing-duration>PT1M30S</meta:editing-duration>
    <meta:editing-cycles>1</meta:editing-cycles>
    <meta:document-statistic meta:table-count="0" meta:image-count="0" meta:object-count="0" meta:page-count="1" meta:paragraph-count="2" meta:word-count="53" meta:character-count="378" meta:non-whitespace-character-count="325"/>
    <meta:generator>LibreOffice/4.3.3.2$Linux_x86 LibreOffice_project/430m0$Build-2</meta:generator>
  </office:meta>
</office:document-meta>
</file>